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c95ba" officeooo:paragraph-rsid="000c95ba" style:font-size-asian="14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104834" officeooo:paragraph-rsid="00104834" style:font-style-asian="normal" style:font-style-complex="normal"/>
    </style:style>
    <style:style style:name="P4" style:family="paragraph" style:parent-style-name="Standard">
      <style:paragraph-properties fo:line-height="115%" fo:text-align="center" style:justify-single-word="false"/>
      <style:text-properties fo:font-size="22pt" fo:font-weight="bold" officeooo:rsid="000c95ba" officeooo:paragraph-rsid="000c95ba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en" fo:country="US" fo:font-style="normal" fo:font-weight="normal" officeooo:rsid="000e74ba" officeooo:paragraph-rsid="000e74ba" style:letter-kerning="true" style:font-name-asian="Noto Serif CJK SC" style:font-size-asian="14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4pt" fo:language="en" fo:country="US" fo:font-style="normal" fo:font-weight="normal" officeooo:rsid="000e74ba" officeooo:paragraph-rsid="000e74ba" style:letter-kerning="true" style:font-name-asian="Noto Serif CJK SC" style:font-size-asian="14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use-window-font-color="true" loext:opacity="0%" style:font-name="Liberation Serif" fo:font-size="14pt" fo:language="en" fo:country="US" fo:font-style="normal" fo:font-weight="bold" officeooo:rsid="000e74ba" officeooo:paragraph-rsid="000e74ba" style:letter-kerning="true" style:font-name-asian="Noto Serif CJK SC" style:font-size-asian="14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size="14pt" fo:font-weight="normal" style:font-size-asian="14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style:use-window-font-color="true" loext:opacity="0%" style:font-name="Liberation Serif" fo:font-size="14pt" fo:language="en" fo:country="US" fo:font-style="normal" fo:font-weight="bold" officeooo:rsid="000e74ba" officeooo:paragraph-rsid="000e74ba" style:letter-kerning="true" style:font-name-asian="Noto Serif CJK SC" style:font-size-asian="14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P10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4pt" fo:font-weight="bold" officeooo:rsid="000c95ba" officeooo:paragraph-rsid="000c95ba" style:font-size-asian="14pt" style:font-weight-asian="bold" style:font-size-complex="12pt" style:font-weight-complex="bold"/>
    </style:style>
    <style:style style:name="P11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4pt" fo:font-weight="normal" officeooo:rsid="000c95ba" officeooo:paragraph-rsid="000c95ba" style:font-size-asian="14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 fo:break-before="page"/>
      <style:text-properties fo:font-style="normal" officeooo:rsid="00104834" officeooo:paragraph-rsid="00104834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fo:font-style="normal" officeooo:rsid="00104834" officeooo:paragraph-rsid="000c95ba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officeooo:rsid="00104834" officeooo:paragraph-rsid="00155c9f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officeooo:rsid="0012bd5b" officeooo:paragraph-rsid="00155c9f" style:font-size-asian="14pt" style:font-size-complex="14pt"/>
    </style:style>
    <style:style style:name="P16" style:family="paragraph" style:parent-style-name="Standard">
      <style:text-properties officeooo:rsid="0012bd5b" officeooo:paragraph-rsid="00155c9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officeooo:rsid="001267e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cf140" style:font-size-asian="14pt" style:font-size-complex="14pt"/>
    </style:style>
    <style:style style:name="T6" style:family="text">
      <style:text-properties fo:font-size="14pt" officeooo:rsid="00234ae8" style:font-size-asian="14pt" style:font-size-complex="14pt"/>
    </style:style>
    <style:style style:name="T7" style:family="text">
      <style:text-properties fo:font-size="14pt" fo:font-style="italic" style:text-underline-style="solid" style:text-underline-width="auto" style:text-underline-color="font-color" officeooo:rsid="001cf140" style:font-size-asian="14pt" style:font-style-asian="italic" style:font-size-complex="14pt" style:font-style-complex="italic"/>
    </style:style>
    <style:style style:name="T8" style:family="text">
      <style:text-properties fo:font-size="14pt" fo:font-style="italic" style:text-underline-style="solid" style:text-underline-width="auto" style:text-underline-color="font-color" officeooo:rsid="00234ae8" style:font-size-asian="14pt" style:font-style-asian="italic" style:font-size-complex="14pt" style:font-style-complex="italic"/>
    </style:style>
    <style:style style:name="T9" style:family="text">
      <style:text-properties fo:font-size="14pt" style:text-underline-style="solid" style:text-underline-width="auto" style:text-underline-color="font-color" officeooo:rsid="001cf140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officeooo:rsid="00234ae8" style:font-size-asian="14pt" style:font-size-complex="14pt"/>
    </style:style>
    <style:style style:name="T11" style:family="text">
      <style:text-properties officeooo:rsid="001f3b84"/>
    </style:style>
    <style:style style:name="T12" style:family="text">
      <style:text-properties officeooo:rsid="0017fb8b"/>
    </style:style>
    <style:style style:name="T13" style:family="text">
      <style:text-properties officeooo:rsid="0014a0c8"/>
    </style:style>
    <style:style style:name="T14" style:family="text">
      <style:text-properties officeooo:rsid="0023c9c3"/>
    </style:style>
    <style:style style:name="T15" style:family="text">
      <style:text-properties officeooo:rsid="00256482"/>
    </style:style>
    <style:style style:name="T16" style:family="text">
      <style:text-properties officeooo:rsid="0025df3b"/>
    </style:style>
    <style:style style:name="T17" style:family="text">
      <style:text-properties officeooo:rsid="00155c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6"><text:span text:style-name="T4">Phần mềm soạn nhạc: Lilypond 2.22, Frescobaldi 3.0</text:span></text:p>
      <text:p text:style-name="P15">Phần mềm khác: LibreOffice <text:span text:style-name="T11">7</text:span>, <text:span text:style-name="T13">pdflatex 3, </text:span><text:span text:style-name="T14">qpdf </text:span><text:span text:style-name="T15">9</text:span></text:p>
      <text:p text:style-name="P15"><text:span text:style-name="T16">Ảnh bìa: </text:span>harp.svg <text:span text:style-name="T17">(</text:span>publicdomainvectors.org<text:span text:style-name="T17">)</text:span></text:p>
      <text:p text:style-name="P14"><text:span text:style-name="T5">Phông chữ: </text:span><text:span text:style-name="T6">Deja Vu Serif Condensed, </text:span><text:span text:style-name="T5">Liberation Serif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7-22T20:44:09</meta:creation-date>
    <dc:language>en-US</dc:language>
    <dc:date>2022-02-21T08:25:10.921000000</dc:date>
    <meta:editing-cycles>42</meta:editing-cycles>
    <meta:editing-duration>PT1H16M20S</meta:editing-duration>
    <meta:generator>LibreOffice/7.1.4.2$Windows_X86_64 LibreOffice_project/a529a4fab45b75fefc5b6226684193eb000654f6</meta:generator>
    <meta:document-statistic meta:table-count="0" meta:image-count="0" meta:object-count="0" meta:page-count="1" meta:paragraph-count="4" meta:word-count="29" meta:character-count="193" meta:non-whitespace-character-count="168"/>
  </office:meta>
</office:document-meta>
</file>